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bffb"/>
    </style:style>
    <style:style style:name="P2" style:family="paragraph" style:parent-style-name="Standard">
      <style:text-properties officeooo:rsid="000bbffb" officeooo:paragraph-rsid="000bbffb"/>
    </style:style>
    <style:style style:name="T1" style:family="text">
      <style:text-properties officeooo:rsid="000bbf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aire les hexagones (grille).</text:span></text:p>
      <text:p text:style-name="P1"/>
      <text:p text:style-name="P2">mettre une couleur sur un hexagone.</text:p>
      <text:p text:style-name="P2"/>
      <text:p text:style-name="P2">quand on clique, on a propriété de celui-ci.</text:p>
      <text:p text:style-name="P2"/>
      <text:p text:style-name="P2">quand on sélectionne le clique droit de la souri, et que l’on appuis sur la molette de la souri, sur une autre case, la couleur se déplace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8T10:45:48.621964834</meta:creation-date>
    <dc:date>2024-12-18T10:49:48.122620777</dc:date>
    <meta:editing-duration>PT4M1S</meta:editing-duration>
    <meta:editing-cycles>1</meta:editing-cycles>
    <meta:document-statistic meta:table-count="0" meta:image-count="0" meta:object-count="0" meta:page-count="1" meta:paragraph-count="4" meta:word-count="45" meta:character-count="247" meta:non-whitespace-character-count="206"/>
    <meta:generator>LibreOffice/24.8.2.1$Linux_X86_64 LibreOffice_project/0f794b6e29741098670a3b95d60478a65d05ef13</meta:generator>
  </office:meta>
</office:document-meta>
</file>